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23E37BD62CDB7DAE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228in" svg:y="0.7752in" svg:width="6.6929in" svg:height="4.8319in" draw:z-index="0"><draw:image xlink:href="Pictures/100000010000031B0000023E37BD62CDB7DAEAE7.png" xlink:type="simple" xlink:show="embed" xlink:actuate="onLoad" draw:mime-type="image/png"/></draw:frame>https://github.com/CJimbob/CWM-ProgNets/tree/main/assignment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0:44:33.947737699</meta:creation-date>
    <dc:date>2025-06-12T10:45:42.381476846</dc:date>
    <meta:editing-duration>PT1M9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61" meta:non-whitespace-character-count="61"/>
  </office:meta>
</office:document-meta>
</file>